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0.7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ddddd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4" table:default-cell-style-name="ce4"/>
        <table:table-column table:style-name="co6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>
            <text:p>Artikel</text:p>
          </table:table-cell>
          <table:table-cell table:style-name="ce1" office:value-type="string">
            <text:p>Bil/handkontroll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Finns redan</text:p>
          </table:table-cell>
          <table:table-cell table:style-name="ce1" office:value-type="string">
            <text:p>Länk</text:p>
          </table:table-cell>
          <table:table-cell table:number-columns-repeated="8"/>
        </table:table-row>
        <table:table-row table:style-name="ro1">
          <table:table-cell office:value-type="string">
            <text:p>Linkura mätare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Linkura bjuder</text:p>
          </table:table-cell>
          <table:table-cell table:number-columns-repeated="8"/>
        </table:table-row>
        <table:table-row table:style-name="ro1">
          <table:table-cell office:value-type="string">
            <text:p>Strömkälla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/>
          <table:table-cell table:formula="of:=[.C3]*[.D3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CD 16x2</text:p>
          </table:table-cell>
          <table:table-cell office:value-type="string">
            <text:p>Handkontro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4]*[.D4]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Finns på skolan</text:p>
          </table:table-cell>
          <table:table-cell table:number-columns-repeated="2"/>
          <table:table-cell table:style-name="ce1" table:number-columns-repeated="5"/>
          <table:table-cell table:style-name="ce4"/>
        </table:table-row>
        <table:table-row table:style-name="ro1">
          <table:table-cell office:value-type="string">
            <text:p>BlueSmirf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Finns på skolan</text:p>
          </table:table-cell>
          <table:table-cell table:number-columns-repeated="8"/>
        </table:table-row>
        <table:table-row table:style-name="ro1">
          <table:table-cell office:value-type="string">
            <text:p>Atmega8-16PU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C6]*[.D6]" office:value-type="float" office:value="31">
            <text:p>31</text:p>
          </table:table-cell>
          <table:table-cell/>
          <table:table-cell office:value-type="string">
            <text:p>http://www.electrokit.com/atmega328pu.49179</text:p>
          </table:table-cell>
          <table:table-cell table:number-columns-repeated="8"/>
        </table:table-row>
        <table:table-row table:style-name="ro1">
          <table:table-cell office:value-type="string">
            <text:p>Strömbrytare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http://www.kjell.com/se/sortiment/el-verktyg/elektronik/rc-tillbehor/tillbehor-servo-mottagare/1-polig-strombrytare-till-till-100-ma-p67396</text:p>
          </table:table-cell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 office:value-type="string">
            <text:p>Strömbrytare</text:p>
          </table:table-cell>
          <table:table-cell office:value-type="string">
            <text:p>Handkontro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office:value-type="string">
            <text:p>http://www.kjell.com/se/sortiment/el-verktyg/elektronik/elektromekanik/strombrytare/tryckstrombrytare/tryckstrombrytare-fran-(till)-bla-p3602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 table:style-name="ce2" office:value-type="string">
            <text:p>Mega328P 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C11]*[.D11]" office:value-type="float" office:value="39">
            <text:p>39</text:p>
          </table:table-cell>
          <table:table-cell/>
          <table:table-cell office:value-type="string">
            <text:p>http://www.lawicel-shop.se/prod/Mega328P-ArduinoGenuino-UNO-BL_787537/Kretsar_8899/SWE/SEK</text:p>
          </table:table-cell>
          <table:table-cell table:number-columns-repeated="8"/>
        </table:table-row>
        <table:table-row table:style-name="ro1">
          <table:table-cell office:value-type="string">
            <text:p>ATTiny84</text:p>
          </table:table-cell>
          <table:table-cell office:value-type="string">
            <text:p>Bil</text:p>
          </table:table-cell>
          <table:table-cell table:style-name="ce3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C12]*[.D12]" office:value-type="float" office:value="34">
            <text:p>34</text:p>
          </table:table-cell>
          <table:table-cell office:value-type="string">
            <text:p>X</text:p>
          </table:table-cell>
          <table:table-cell office:value-type="string">
            <text:p>http://www.lawicel-shop.se/prod/Atmel-AVR-Tiny84---DIP14_977240/Kretsar_8899/SWE/SEK</text:p>
          </table:table-cell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>
            <text:p>IR emitter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13]*[.D13]" office:value-type="float" office:value="20">
            <text:p>20</text:p>
          </table:table-cell>
          <table:table-cell/>
          <table:table-cell office:value-type="string">
            <text:p>http://www.kjell.com/se/sortiment/el-verktyg/elektronik/optokomponenter/ir-dioder-fototransistorer/ir-dioder-5-mm-10-pack-p89281</text:p>
          </table:table-cell>
          <table:table-cell table:number-columns-repeated="8"/>
        </table:table-row>
        <table:table-row table:style-name="ro1">
          <table:table-cell office:value-type="string">
            <text:p>IR reciever</text:p>
          </table:table-cell>
          <table:table-cell office:value-type="string">
            <text:p>Bil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C14]*[.D14]" office:value-type="float" office:value="60">
            <text:p>60</text:p>
          </table:table-cell>
          <table:table-cell/>
          <table:table-cell office:value-type="string">
            <text:p>http://www.kjell.com/se/sortiment/el-verktyg/elektronik/optokomponenter/ir-dioder-fototransistorer/fototransistor-5-mm-p90042</text:p>
          </table:table-cell>
          <table:table-cell table:number-columns-repeated="8"/>
        </table:table-row>
        <table:table-row table:style-name="ro1">
          <table:table-cell office:value-type="string">
            <text:p>Diod</text:p>
          </table:table-cell>
          <table:table-cell office:value-type="string">
            <text:p>Bi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C15]*[.D15]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Finns på skolan</text:p>
          </table:table-cell>
          <table:table-cell table:number-columns-repeated="8"/>
        </table:table-row>
        <table:table-row table:style-name="ro1">
          <table:table-cell office:value-type="string">
            <text:p>H-brygga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C16]*[.D16]" office:value-type="float" office:value="21">
            <text:p>21</text:p>
          </table:table-cell>
          <table:table-cell office:value-type="string">
            <text:p>X</text:p>
          </table:table-cell>
          <table:table-cell office:value-type="string">
            <text:p>http://www.electrokit.com/sn754410ne.49232?sort=price_asc</text:p>
          </table:table-cell>
          <table:table-cell table:number-columns-repeated="8"/>
        </table:table-row>
        <table:table-row table:style-name="ro1">
          <table:table-cell office:value-type="string">
            <text:p>Strömbrytare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http://www.kjell.com/se/sortiment/el-verktyg/elektronik/rc-tillbehor/tillbehor-servo-mottagare/1-polig-strombrytare-till-till-100-ma-p67396</text:p>
          </table:table-cell>
          <table:table-cell table:number-columns-repeated="8"/>
        </table:table-row>
        <table:table-row table:style-name="ro1">
          <table:table-cell office:value-type="string">
            <text:p>RGB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[.C18]*[.D18]" office:value-type="float" office:value="75">
            <text:p>75</text:p>
          </table:table-cell>
          <table:table-cell/>
          <table:table-cell office:value-type="string">
            <text:p>https://www.m.nu/neopixel-stick-ws2812-5050-with-integrated-drivers-p-1081.html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Programmerare</text:p>
          </table:table-cell>
          <table:table-cell office:value-type="string">
            <text:p>Övrigt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[.C21]*[.D21]" office:value-type="float" office:value="129">
            <text:p>129</text:p>
          </table:table-cell>
          <table:table-cell/>
          <table:table-cell office:value-type="string">
            <text:p>http://www.lawicel-shop.se/prod/Pololu-USB-AVR-Programmer-v2_1089820/Pololu_55653/SWE/SEK</text:p>
          </table:table-cell>
          <table:table-cell table:number-columns-repeated="8"/>
        </table:table-row>
        <table:table-row table:style-name="ro2">
          <table:table-cell office:value-type="string">
            <text:p>Experimentkort</text:p>
          </table:table-cell>
          <table:table-cell office:value-type="string">
            <text:p>Övrgt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C22]*[.D22]" office:value-type="float" office:value="59">
            <text:p>59</text:p>
          </table:table-cell>
          <table:table-cell/>
          <table:table-cell office:value-type="string">
            <text:p>http://www.kjell.com/se/sortiment/el-verktyg/elektronik/monsterkort/experimentkort/experimentkort-fr4-100x160-mm-3-lankar-p89417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formula="of:=SUM([.E1:.E21])" office:value-type="float" office:value="473">
            <text:p>473</text:p>
          </table:table-cell>
          <table:table-cell office:value-type="string">
            <text:p>Med</text:p>
          </table:table-cell>
          <table:table-cell office:value-type="string">
            <text:p>programerare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:.E18])" office:value-type="float" office:value="344">
            <text:p>344</text:p>
          </table:table-cell>
          <table:table-cell office:value-type="string">
            <text:p>Utan</text:p>
          </table:table-cell>
          <table:table-cell office:value-type="string">
            <text:p>Programerare</text:p>
          </table:table-cell>
          <table:table-cell table:number-columns-repeated="8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rk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2016-04-13</text:date>, <text:time>15:22:4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9:08:03.90</meta:creation-date>
    <meta:editing-duration>P1DT18M25S</meta:editing-duration>
    <meta:editing-cycles>3</meta:editing-cycles>
    <meta:generator>OpenOffice/4.1.1$Win32 OpenOffice.org_project/411m6$Build-9775</meta:generator>
    <meta:initial-creator>Christoffer Bask</meta:initial-creator>
    <dc:date>2016-04-13T15:22:40.30</dc:date>
    <dc:creator>Christoffer Bask</dc:creator>
    <meta:document-statistic meta:table-count="3" meta:cell-count="118" meta:object-count="0"/>
  </office:meta>
</office:document-meta>
</file>